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1.96mm" svg:height="103.02mm" svg:x="69.78mm" svg:y="5.02mm">
            <draw:object draw:notify-on-update-of-ranges="results.A1:results.A2 results.A3:results.A1115 results.B2:results.B2 results.B3:results.B1115 results.C2:results.C2 results.C3:results.C1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formula="of:=SUM([.B3:.B1300])" office:value-type="float" office:value="12285" calcext:value-type="float">
            <text:p>12285</text:p>
          </table:table-cell>
          <table:table-cell table:formula="of:=SUM([.C3:.C1300])"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calcext:conditional-formats>
          <calcext:conditional-format calcext:target-range-address="results.B305:results.B1115 results.C1:results.C1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results.B3:results.C1115 results.C1:results.C1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1:03:46.406000000</dc:date>
    <meta:editing-duration>PT8M30S</meta:editing-duration>
    <meta:editing-cycles>1</meta:editing-cycles>
    <meta:document-statistic meta:table-count="1" meta:cell-count="3344" meta:object-count="1"/>
    <meta:generator>LibreOffice/5.4.4.2$Windows_X86_64 LibreOffice_project/2524958677847fb3bb44820e40380acbe820f96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7cm" svg:height="10.303cm" xlink:href=".." xlink:type="simple" chart:class="chart:line" chart:style-name="ch1">
        <chart:legend chart:legend-position="end" svg:x="13.927cm" svg:y="4.603cm" style:legend-expansion="high" chart:style-name="ch2"/>
        <chart:plot-area chart:style-name="ch3" table:cell-range-address="results.A1:results.A1115 results.B2:results.C1115" chart:data-source-has-labels="both" svg:x="0.333cm" svg:y="0.025cm" svg:width="12.946cm" svg:height="9.71cm">
          <chartooo:coordinate-region svg:x="1.14cm" svg:y="0.225cm" svg:width="12.139cm" svg:height="8.456cm"/>
          <chart:axis chart:dimension="x" chart:name="primary-x" chart:style-name="ch4" chartooo:axis-type="auto">
            <chartooo:date-scale/>
            <chart:categories table:cell-range-address="results.A3:results.A1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3:results.B1115" chart:label-cell-address="results.B2:results.B2" chart:class="chart:line">
            <chart:data-point chart:repeated="1113"/>
          </chart:series>
          <chart:series chart:style-name="ch7" chart:values-cell-range-address="results.C3:results.C1115" chart:label-cell-address="results.C2:results.C2" chart:class="chart:line">
            <chart:data-point chart:repeated="1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  <draw:g>
                  <svg:desc>results.B2:results.B2</svg:desc>
                </draw:g>
              </table:table-cell>
              <table:table-cell office:value-type="string">
                <text:p>width</text:p>
                <draw:g>
                  <svg:desc>results.C2:results.C2</svg:desc>
                </draw:g>
              </table:table-cell>
            </table:table-row>
          </table:table-header-rows>
          <table:table-rows>
            <table:table-row>
              <table:table-cell office:value-type="float" office:value="138">
                <text:p>138</text:p>
                <draw:g>
                  <svg:desc>results.A3:results.A1115</svg:desc>
                </draw:g>
              </table:table-cell>
              <table:table-cell office:value-type="float" office:value="3">
                <text:p>3</text:p>
                <draw:g>
                  <svg:desc>results.B3:results.B1115</svg:desc>
                </draw:g>
              </table:table-cell>
              <table:table-cell office:value-type="float" office:value="0">
                <text:p>0</text:p>
                <draw:g>
                  <svg:desc>results.C3:results.C1115</svg:desc>
                </draw:g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29">
                <text:p>1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56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50">
                <text:p>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71">
                <text:p>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83">
                <text:p>1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65">
                <text:p>1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04">
                <text:p>2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83">
                <text:p>1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0">
                <text:p>1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71">
                <text:p>1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86">
                <text:p>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98">
                <text:p>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83">
                <text:p>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80">
                <text:p>1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28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65">
                <text:p>1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3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95">
                <text:p>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59">
                <text:p>1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98">
                <text:p>1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65">
                <text:p>1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57">
                <text:p>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94">
                <text:p>1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